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entury Schoolbook" svg:font-family="'Century Schoolbook'"/>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cronyms" style:family="table">
      <style:table-properties style:width="6.9236in" table:align="left" fo:keep-with-next="always"/>
    </style:style>
    <style:style style:name="Acronyms.A" style:family="table-column">
      <style:table-column-properties style:column-width="1.5in"/>
    </style:style>
    <style:style style:name="Acronyms.B" style:family="table-column">
      <style:table-column-properties style:column-width="5.4236in"/>
    </style:style>
    <style:style style:name="Acronyms.A1" style:family="table-cell">
      <style:table-cell-properties fo:padding="0.0382in" fo:border="0.0007in solid #000000"/>
    </style:style>
    <style:style style:name="Acronyms.A2" style:family="table-cell">
      <style:table-cell-properties fo:padding="0.0382in" fo:border-left="0.0007in solid #000000" fo:border-right="none" fo:border-top="none" fo:border-bottom="0.0007in solid #000000"/>
    </style:style>
    <style:style style:name="Acronym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Table_20_index_20_heading">
      <style:paragraph-properties fo:break-before="page"/>
    </style:style>
    <style:style style:name="P8" style:family="paragraph" style:parent-style-name="Contents_20_Heading">
      <style:paragraph-properties fo:break-before="page"/>
    </style:style>
    <style:style style:name="P9" style:family="paragraph" style:parent-style-name="Table">
      <style:paragraph-properties fo:text-align="center" style:justify-single-word="false"/>
    </style:style>
    <style:style style:name="P10" style:family="paragraph" style:parent-style-name="Table_20_index_20_1">
      <style:paragraph-properties>
        <style:tab-stops>
          <style:tab-stop style:position="6.9252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Text_20_body" style:list-style-name="L1"/>
    <style:style style:name="P15" style:family="paragraph" style:parent-style-name="Standard" style:master-page-name="First_20_Page">
      <style:paragraph-properties fo:text-align="center" style:justify-single-word="false" style:page-number="auto"/>
    </style:style>
    <style:style style:name="P16" style:family="paragraph" style:parent-style-name="Heading_20_1">
      <style:paragraph-properties fo:break-before="page"/>
    </style:style>
    <style:style style:name="T1" style:family="text">
      <style:text-properties fo:font-size="14pt" style:font-size-asian="14pt" style:font-size-complex="14pt"/>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rational Concept Description" text:name="DocumentType"/>
        <text:user-field-decl office:value-type="string" office:string-value="Computer Controlled House " text:name="FullSystemName"/>
        <text:user-field-decl office:value-type="string" office:string-value="20080818T1" text:name="DocumentNumber"/>
        <text:user-field-decl office:value-type="string" office:string-value="Draft" text:name="Revision"/>
        <text:user-field-decl office:value-type="string" office:string-value="07 December 2011" text:name="ReleaseDate"/>
        <text:user-field-decl office:value-type="string" office:string-value="Smart House" text:name="ShortSystemName"/>
      </text:user-field-decls>
      <text:p text:style-name="P15"/>
      <text:p text:style-name="P6"/>
      <text:p text:style-name="P6"/>
      <text:p text:style-name="P6"/>
      <text:p text:style-name="P6"/>
      <text:p text:style-name="P6"><text:user-field-get text:name="DocumentType">Operational Concept Description</text:user-field-get></text:p>
      <text:p text:style-name="P6">for</text:p>
      <text:p text:style-name="P6"><text:user-field-get text:name="FullSystemName">Computer Controlled House </text:user-field-get></text:p>
      <text:p text:style-name="P6"/>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Table of Contents</text:p>
          </text:index-title>
          <text:p text:style-name="P11"><text:s/>1 Scope<text:tab/>5</text:p>
          <text:p text:style-name="P12"><text:s/>1.1 Identification<text:tab/>5</text:p>
          <text:p text:style-name="P12"><text:s/>1.2 System Overview<text:tab/>5</text:p>
          <text:p text:style-name="P12"><text:s/>1.3 Document Overview<text:tab/>5</text:p>
          <text:p text:style-name="P11"><text:s/>2 References<text:tab/>6</text:p>
          <text:p text:style-name="P12"><text:s/>2.1 General References<text:tab/>6</text:p>
          <text:p text:style-name="P12"><text:s/>2.2 Specific References<text:tab/>6</text:p>
          <text:p text:style-name="P12"><text:s/>2.3 Acronyms and Abbreviations<text:tab/>6</text:p>
          <text:p text:style-name="P11"><text:s/>3 Current System or Situation<text:tab/>7</text:p>
          <text:p text:style-name="P12"><text:s/>3.1 Background, Objectives, and Scope<text:tab/>7</text:p>
          <text:p text:style-name="P12"><text:s/>3.2 Operational Policies and Constraints<text:tab/>7</text:p>
          <text:p text:style-name="P12"><text:s/>3.3 Description of Current Situation<text:tab/>7</text:p>
          <text:p text:style-name="P13"><text:s/>3.3.1 Operational Environment and Characteristics<text:tab/>7</text:p>
          <text:p text:style-name="P13"><text:s/>3.3.2 Major Components and Interconnections<text:tab/>7</text:p>
          <text:p text:style-name="P13"><text:s/>3.3.3 External Interfaces<text:tab/>8</text:p>
          <text:p text:style-name="P13"><text:s/>3.3.4 Capabilities and Functions<text:tab/>8</text:p>
          <text:p text:style-name="P13"><text:s/>3.3.5 Use Cases<text:tab/>8</text:p>
          <text:p text:style-name="P13"><text:s/>3.3.6 Performance Characteristics<text:tab/>8</text:p>
          <text:p text:style-name="P13"><text:s/>3.3.7 Quality Attributes<text:tab/>8</text:p>
          <text:p text:style-name="P13"><text:s/>3.3.8 Safety, Security, and Privacy<text:tab/>9</text:p>
          <text:p text:style-name="P12"><text:s/>3.4 Users or Involved Personnel<text:tab/>9</text:p>
          <text:p text:style-name="P12"><text:s/>3.5 Support Concept<text:tab/>9</text:p>
          <text:p text:style-name="P11"><text:s/>4 Justification For and Nature of Change<text:tab/>10</text:p>
          <text:p text:style-name="P12"><text:s/>4.1 <text:s/>Justification for Change<text:tab/>10</text:p>
          <text:p text:style-name="P13"><text:s/>4.1.1 New or Modified Aspects<text:tab/>10</text:p>
          <text:p text:style-name="P13"><text:s/>4.1.2 Deficiencies or Limitations<text:tab/>10</text:p>
          <text:p text:style-name="P12"><text:s/>4.2 Description of Needed Changes<text:tab/>10</text:p>
          <text:p text:style-name="P12"><text:s/>4.3 Priorities Among the Changes<text:tab/>10</text:p>
          <text:p text:style-name="P12"><text:s/>4.4 Changes Considered But Not included<text:tab/>11</text:p>
          <text:p text:style-name="P12"><text:s/>4.5 Assumptions and Constraints<text:tab/>11</text:p>
          <text:p text:style-name="P11"><text:s/>5 Concept for a New or Modified System<text:tab/>12</text:p>
          <text:p text:style-name="P12"><text:s/>5.1 Background, Objectives, and Scope<text:tab/>12</text:p>
          <text:p text:style-name="P12"><text:s/>5.2 Operational Policies and Constraints<text:tab/>12</text:p>
          <text:p text:style-name="P12"><text:s/>5.3 Description of the New or Modified System<text:tab/>12</text:p>
          <text:p text:style-name="P13"><text:s/>5.3.1 Operational Environment and Characteristics<text:tab/>12</text:p>
          <text:p text:style-name="P13"><text:s/>5.3.2 Major Components and Interconnections<text:tab/>13</text:p>
          <text:p text:style-name="P13"><text:s/>5.3.3 External Interfaces<text:tab/>13</text:p>
          <text:p text:style-name="P13"><text:soft-page-break/><text:s/>5.3.4 Capabilities and Functions<text:tab/>13</text:p>
          <text:p text:style-name="P13"><text:s/>5.3.5 Use Cases<text:tab/>13</text:p>
          <text:p text:style-name="P13"><text:s/>5.3.6 Performance Characteristics<text:tab/>14</text:p>
          <text:p text:style-name="P13"><text:s/>5.3.7 Quality Attributes<text:tab/>14</text:p>
          <text:p text:style-name="P13"><text:s/>5.3.8 Safety, Security, and Privacy<text:tab/>14</text:p>
          <text:p text:style-name="P12"><text:s/>5.4 Users and/or Affected Personnel<text:tab/>14</text:p>
          <text:p text:style-name="P12"><text:s/>5.5 Support Needed<text:tab/>15</text:p>
          <text:p text:style-name="P11"><text:s/>6 Operational Scenarios<text:tab/>16</text:p>
          <text:p text:style-name="P12"><text:s/>6.1 Scenario 1<text:tab/>16</text:p>
          <text:p text:style-name="P12"><text:s/>6.2 Scenario 2<text:tab/>16</text:p>
          <text:p text:style-name="P11"><text:s/>7 Summary of Impacts<text:tab/>17</text:p>
          <text:p text:style-name="P12"><text:s/>7.1 Operational Impacts<text:tab/>17</text:p>
          <text:p text:style-name="P12"><text:s/>7.2 Organizational Impacts<text:tab/>17</text:p>
          <text:p text:style-name="P12"><text:s/>7.3 Impacts During Development<text:tab/>17</text:p>
          <text:p text:style-name="P11"><text:s/>8 Analysis of the Proposed System<text:tab/>18</text:p>
          <text:p text:style-name="P12"><text:s/>8.1 Summary of Advantages<text:tab/>18</text:p>
          <text:p text:style-name="P12"><text:s/>8.2 Summary of Disadvantages<text:tab/>18</text:p>
          <text:p text:style-name="P12"><text:s/>8.3 Alternatives and Trade-offs<text:tab/>18</text:p>
          <text:p text:style-name="P11"><text:s/>9 Notes<text:tab/>19</text:p>
        </text:index-body>
      </text:table-of-content>
      <text:p text:style-name="P6"/>
      <text:table-index text:style-name="Sect2"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7">List of Tables</text:p>
          </text:index-title>
          <text:p text:style-name="P10">Table 1: Acronyms and Abbreviations<text:tab/>6</text:p>
        </text:index-body>
      </text:table-index>
      <text:p text:style-name="P6"/>
      <text:p text:style-name="P6"/>
      <text:table-index text:style-name="Sect2" text:protected="true" text:name="Index of Tables2">
        <text:table-index-source text:caption-sequence-name="Figure" text:caption-sequence-format="text">
          <text:index-title-template text:style-name="Table_20_index_20_heading">List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List of Figures</text:p>
          </text:index-title>
          <text:p text:style-name="P10">Figure 1: Intersection Overview<text:tab/>5</text:p>
        </text:index-body>
      </text:table-index>
      <text:p text:style-name="P6"/>
      <text:h text:style-name="P16" text:outline-level="1">Scope</text:h>
      <text:p text:style-name="Text_20_body"><text:tab/>This document provides the <text:user-field-get text:name="DocumentType">Operational Concept Description</text:user-field-get> for modification of the <text:user-field-input text:name="FullSystemName" text:description="">Computer Controlled House </text:user-field-input>. Thus, the system described herein shall be known as the <text:user-field-get text:name="ShortSystemName">Smart House</text:user-field-get>.</text:p>
      <text:h text:style-name="Heading_20_2" text:outline-level="2">Identification</text:h>
      <text:p text:style-name="Text_20_body"><text:tab/>The <text:user-field-input text:name="ShortSystemName" text:description="">Smart House</text:user-field-input> system described herein shall be identified as version 1.0.0 This system shall serve as a new system that has not been developed yet and is still in the development stages </text:p>
      <text:h text:style-name="Heading_20_2" text:outline-level="2">System Overview</text:h>
      <text:p text:style-name="Text_20_body"><text:tab/>The <text:user-field-input text:name="ShortSystemName" text:description="">Smart House</text:user-field-input> system shall serve as a new standard of living. The system will include features like voice recognition, facial identification, security, home synchronization, home automation <text:s/>and Eco friendly ways of operating to reduce the costs of living. The users for the system will be anyone that is in the house or enters the house. <text:s/>The developer of the Smart House is the computer science software engineering class from the University of Rhode Island. A model house will be built with all of these new features and the system is not intended to be installed in an existing house. <text:s/></text:p>
      <text:h text:style-name="Heading_20_2" text:outline-level="2">Document Overview</text:h>
      <text:p text:style-name="Text_20_body"><text:tab/>This document provides the <text:user-field-get text:name="DocumentType">Operational Concept Description</text:user-field-get> (OCD) for the <text:user-field-input text:name="FullSystemName" text:description="">Computer Controlled House </text:user-field-input>. The security issues that the system might have is the radio interference that might be around with other smart houses in the area. This would cause a security issue because if the system is not on an encrypted network then people would be able to hack into your system and take control of your house. This document format is based upon the format as provided in Reference <text:bookmark-ref text:reference-format="text" text:ref-name="OCD_DID">[OCD_DID]</text:bookmark-ref>.</text:p>
      <text:h text:style-name="Heading_20_1" text:outline-level="1">References</text:h>
      <text:p text:style-name="Text_20_body"><text:tab/>There are no current references to the system since this is a new system that is still being developed.</text:p>
      <text:h text:style-name="Heading_20_2" text:outline-level="2">General References</text:h>
      <text:p text:style-name="Standard"><text:bookmark-start text:name="OCD_DID"/>[OCD_DID]<text:bookmark-end text:name="OCD_DID"/> DI-IPSC-81430 Data Item Description for Operational Concept Description (OCD), MIL-STD-498, 05 Dec 1994.</text:p>
      <text:h text:style-name="Heading_20_2" text:outline-level="2">Specific References</text:h>
      <text:p text:style-name="Text_20_body">The only specific references for this smart house system would be the standards for radio frequencies since the house will work on full wireless functionality. <text:s/></text:p>
      <text:h text:style-name="Heading_20_2" text:outline-level="2"><text:span text:style-name="T1">A</text:span>cronyms and Abbreviations</text:h>
      <text:p text:style-name="Text_20_body"/>
      <table:table table:name="Acronyms" table:style-name="Acronyms">
        <table:table-column table:style-name="Acronyms.A"/>
        <table:table-column table:style-name="Acronyms.B"/>
        <table:table-header-rows>
          <table:table-row>
            <table:table-cell table:style-name="Acronyms.A1" table:number-columns-spanned="2" office:value-type="string">
              <text:p text:style-name="P9">Table <text:sequence text:ref-name="refTable0" text:name="Table" text:formula="ooow:Table+1" style:num-format="1">1</text:sequence>: Acronyms and Abbreviations</text:p>
            </table:table-cell>
            <table:covered-table-cell/>
          </table:table-row>
        </table:table-header-rows>
        <table:table-row>
          <table:table-cell table:style-name="Acronyms.A2" office:value-type="string">
            <text:p text:style-name="P5">DID</text:p>
          </table:table-cell>
          <table:table-cell table:style-name="Acronyms.B2" office:value-type="string">
            <text:p text:style-name="P5">Data Item Description</text:p>
          </table:table-cell>
        </table:table-row>
        <table:table-row>
          <table:table-cell table:style-name="Acronyms.A2" office:value-type="string">
            <text:p text:style-name="P5">OCD</text:p>
          </table:table-cell>
          <table:table-cell table:style-name="Acronyms.B2" office:value-type="string">
            <text:p text:style-name="P5">Operational Concept Description</text:p>
          </table:table-cell>
        </table:table-row>
      </table:table>
      <text:p text:style-name="Table"/>
      <text:p text:style-name="Text_20_body"/>
      <text:p text:style-name="Text_20_body"/>
      <text:p text:style-name="Text_20_body"/>
      <text:p text:style-name="Text_20_body"/>
      <text:h text:style-name="P16" text:outline-level="1">Current System or Situation</text:h>
      <text:p text:style-name="Text_20_body">The current system is an ordinary house that does not function with a computer controller. <text:s/>The new system will have a central computing center which will be the “brains” of the house with components reporting back to it on current situations. <text:s/></text:p>
      <text:h text:style-name="Heading_20_2" text:outline-level="2">Background, Objectives, and Scope</text:h>
      <text:p text:style-name="Text_20_body">The current system is an ordinary house that everyone lives in with human interaction to do anything in the house. </text:p>
      <text:h text:style-name="Heading_20_2" text:outline-level="2">Operational Policies and Constraints</text:h>
      <text:p text:style-name="Text_20_body">With the current system, the user has to manually set the volume on the television, turn the lights on and off, have a key to enter the house and cannot be notified by text or email when there is an issue with the house. <text:s/></text:p>
      <text:h text:style-name="Heading_20_2" text:outline-level="2">Description of Current Situation</text:h>
      <text:p text:style-name="Text_20_body">In the current system, the house does not know any of the states that the user sets. <text:s/>With the current system the house is either occupied or unoccupied. <text:s/></text:p>
      <text:h text:style-name="Heading_20_3" text:outline-level="3">Operational Environment and Characteristics</text:h>
      <text:p text:style-name="Text_20_body">The operational environment of the current system is under normal New England condition with warm temperatures in the summer and cold temperatures in the winter. <text:s/>The house needs to be heated during the winter and cooled during the summer but the end user will have to enter the temperature manually since there is no integration with the outside conditions. <text:s/></text:p>
      <text:h text:style-name="Heading_20_3" text:outline-level="3">Major Components and Interconnections</text:h>
      <text:p text:style-name="Text_20_body">In the current system the major components are utilities like electricity and gas services. <text:s/>Devices like air conditioners, heating units, thermostats, light switches and water valves. <text:s text:c="2"/>The gas is provided for the heating system to run to heat the house along with hot water. <text:s/>The thermostats control the heating system along with the air conditioner system. <text:s/>The light switches are used to turn electricity on and off to certain items in the house like lights. <text:s/>The water valves turn faucets on and off in sinks and outdoor sprinklers. <text:s/></text:p>
      <text:h text:style-name="Heading_20_3" text:outline-level="3"><text:soft-page-break/>External Interfaces</text:h>
      <text:p text:style-name="Text_20_body">The external interfaces that may exist right now with the current system might be a controller to control the irrigation system, a key pad which controls the alarm system, a thermostat to control the heating and air conditioning, a key to open the doors and lock them. <text:s/></text:p>
      <text:h text:style-name="Heading_20_3" text:outline-level="3">Capabilities and Functions</text:h>
      <text:p text:style-name="Text_20_body">The current system will function normally under conditions like when the house is alarmed then no intruders can enter. The system is compatible with any type of television, light fixture, heating/cooling system, alarm system and water faucets. <text:s/></text:p>
      <text:h text:style-name="Heading_20_3" text:outline-level="3">Use Cases</text:h>
      <text:p text:style-name="Text_20_body">The home owner will set the alarm and the alarm will monitor the house with motion detectors along with door and window detectors when the system is armed. <text:s/>The system is unarmed when the home owner re enters the code when returning back to the house </text:p>
      <text:p text:style-name="Text_20_body">The home owner can regulate the temperature of the house by adjusting the thermostat up or down and then the thermostat will turn the HVAC system on and off when the room temperature reaches the set point. <text:s/></text:p>
      <text:p text:style-name="Text_20_body">The homer owner turns the lights on or off with a light switch when entering or exiting a room. <text:s/></text:p>
      <text:p text:style-name="Text_20_body">The home owner turns the faucets on or off when they need water from the sink </text:p>
      <text:p text:style-name="Text_20_body">The home owner locks and unlocks the doors with a key when exiting and entering the house. <text:s/></text:p>
      <text:h text:style-name="Heading_20_3" text:outline-level="3">Performance Characteristics</text:h>
      <text:p text:style-name="Text_20_body">The speed of the current system is really slow and in-efficient. If the user comes home with a lot of bags they have to put all the bags down to find their keys then they have to unlock the door and enter the house. <text:s/>The user also has to put thought into remembering to turn the heat down when they are not home and have to turn it up when they are home. <text:s/>Also the user has to remember to turn all of the lights off when leaving the house. <text:s/>All of these processes happen every day so the new system will decrease all of these processes and will make the house more efficient time wise and cost wise. <text:s/></text:p>
      <text:h text:style-name="Heading_20_3" text:outline-level="3">Quality Attributes</text:h>
      <text:p text:style-name="Text_20_body">If a key breaks off in the door then the home owner will need to call a lock smith and then <text:soft-page-break/>wait for the lock smith to come and repair the lock. <text:s/>With the new system and facial recognition the user will not have to worry about any keys. <text:s/>When the user comes home on a cold winter day the user cannot rely on coming home to a nice warm house but will have to wait for the house to heat up after turning up the thermostat. <text:s/>With the house always set at one temperature the house is wasting money heating a house when it is actually warmer outside. <text:s/></text:p>
      <text:h text:style-name="Heading_20_3" text:outline-level="3">Safety, Security, and Privacy</text:h>
      <text:p text:style-name="Text_20_body">If the user is in need of help and all of the windows are closed, no one would be able to hear the help cry if they did not enter the house. <text:s/>Also if the user forgot to lock the doors or set the alarm then the house is prone to a break in and no one would know because the alarm would not be on because the user failed to set it. <text:s/>If the house caught on fire during the day, no one would know until there were flames shooting out of the house because there would be no way of contacting the fire department when the house is empty. <text:s/></text:p>
      <text:p text:style-name="Text_20_body"/>
      <text:h text:style-name="Heading_20_2" text:outline-level="2">Users or Involved Personnel</text:h>
      <text:p text:style-name="Text_20_body">The users of this current system is the home owners, any children that may be living at the house, household pets and repair technicians. <text:s/>The home owners do not need much training on how to use a faucet but when a lock breaks the homeowner will have to get a locksmith in to fix the lock. <text:s/>Also if there was a break in and the alarm did pick up the person there is no visual connection of who the person was that was breaking into the house and by the time the police respond the convict has already ran away. <text:s/>The home owner might debate with the children when leaving lights on or leaving the sink running. <text:s/></text:p>
      <text:h text:style-name="Heading_20_2" text:outline-level="2">Support Concept</text:h>
      <text:p text:style-name="Text_20_body">For the current system, there is really not much supported needed to keep the house running besides your usual technicians like plumbers, elections, locksmiths and the alarm company. <text:s/>To get any parts for the current house, the home owner can simply go to a home improvement store if they need to buy a new light switch or sink faucet. <text:s/></text:p>
      <text:p text:style-name="Text_20_body"/>
      <text:p text:style-name="Text_20_body"/>
      <text:h text:style-name="P16" text:outline-level="1">Justification For and Nature of Change</text:h>
      <text:p text:style-name="Text_20_body"/>
      <text:h text:style-name="Heading_20_2" text:outline-level="2"><text:s/>Justification for Change</text:h>
      <text:p text:style-name="Text_20_body"/>
      <text:h text:style-name="Heading_20_3" text:outline-level="3">New or Modified Aspects</text:h>
      <text:list xml:id="list40558538" text:style-name="L1">
        <text:list-item>
          <text:list>
            <text:list-item>
              <text:list>
                <text:list-header>
                  <text:p text:style-name="P14">The user of the new system will have to have a basic knowledge of how a computer works and how to use a touch screen to control everything in the house. <text:s/>The environment will all be controlled by the computer from the state of the lights, to the alarm system to the heating and cooling system to the audio system and finally the water management system on all of the sinks. <text:s/>All of these new components will need to communicate with the current objects like the faucets, light switches, boilers, etc. and then the components will have to respond back to the main computer. <text:s/></text:p>
                </text:list-header>
              </text:list>
            </text:list-item>
          </text:list>
        </text:list-item>
      </text:list>
      <text:h text:style-name="Heading_20_3" text:outline-level="3">Deficiencies or Limitations</text:h>
      <text:p text:style-name="Text_20_body">The current system would not be able to handle this new system because everything is done manually now with the user turning a key, toggling a light switch, turning a faucet on or off and turning the heat up or down. <text:s/>All of the current components would have to be switched over to a wireless system with electronic switches and regulators that will communicate <text:s/>with wireless technology to the main computer. <text:s/></text:p>
      <text:p text:style-name="Text_20_body"/>
      <text:h text:style-name="Heading_20_2" text:outline-level="2">Description of Needed Changes</text:h>
      <text:p text:style-name="Text_20_body">All of the doors will now have to facial sensors on them to recognize the user that is standing at the door. The faucets will need to have a inferred sensor to detect if someones hands are under the faucet or not. <text:s/>The light switches would have to have a an electronic device in them to turn the power on or off. <text:s/>The thermostat will have to be wireless and will have to be integrated into the new system so the computer can control it. <text:s/>All of the inferred sensors that currently exist on the security system would have to be changed over to inferred camera that can detect movement along with taking video of the tripped camera when the alarm is armed. <text:s/></text:p>
      <text:h text:style-name="Heading_20_2" text:outline-level="2">Priorities Among the Changes</text:h>
      <text:p text:style-name="Text_20_body">Among the changes that would be made in the house I believe that the most important <text:soft-page-break/>are the ones that will help improve the efficiency and security of the house. These components would be the system that controls the heating and cooling, the system that controls that lights and faucets and the security cameras. <text:s/>Optional changes to the house would be the facial recognition and the mood setting system of the house. <text:s/>I believe that security and efficiency is what every homeowner wants these days and mood settings with sound lights and television are a low priority. <text:s/></text:p>
      <text:p text:style-name="Text_20_body"/>
      <text:h text:style-name="Heading_20_2" text:outline-level="2">Changes Considered But Not included</text:h>
      <text:p text:style-name="Text_20_body">Some changes to the house that are considered but are not included is the system that will monitor and arm the house with one security system. <text:s/>I believe that monitoring the house with cameras would pose an issue on privacy with the people in the house. <text:s/>Also another change that was considered but not included was the system of inventory in the kitchen with the bar code scanning trash can. <text:s/>This is something that is a great option to have but a lot of objects go into the trash can and might make the sensor not effective and would be hard to maintain over time. <text:s/></text:p>
      <text:h text:style-name="Heading_20_2" text:outline-level="2">Assumptions and Constraints</text:h>
      <text:p text:style-name="Text_20_body">With this new system, there are a lot of assumptions that occur. <text:s/>One being that everyone in the house can use a computer to a far extent because the whole house would be run off of it. <text:s/>Some constraints that might come along with the systems are ones when other people besides the home owners are in the house and the availability to change the system with out the home owners permission. <text:s/></text:p>
      <text:p text:style-name="Text_20_body"/>
      <text:p text:style-name="Text_20_body"/>
      <text:h text:style-name="P16" text:outline-level="1">Concept for a New or Modified System</text:h>
      <text:p text:style-name="Text_20_body"/>
      <text:h text:style-name="Heading_20_2" text:outline-level="2">Background, Objectives, and Scope</text:h>
      <text:p text:style-name="Text_20_body">The objective of the new smart house system is to make the average house more efficient and easier to use and control. <text:s/>The system could basically run your whole house and can make your house run as efficient as possible when people are there or when people are not there. <text:s/></text:p>
      <text:h text:style-name="Heading_20_2" text:outline-level="2">Operational Policies and Constraints</text:h>
      <text:p text:style-name="Text_20_body">The new system would have some policies for a few different group of actors. The main group, homeowners would be the parents and they would have no restrictions. The second group would be children and close relatives. In this group, the system can be limited to only turning off the alarm, turning on and off the lights and cannot control the HVAC system. <text:s/>The third group would be service technicians. <text:s/>This group would have unlimited granted access as long as one of the primary homeowners enters a validation code. <text:s/></text:p>
      <text:h text:style-name="Heading_20_2" text:outline-level="2">Description of the New or Modified System</text:h>
      <text:p text:style-name="Text_20_body">The new system would have a few different modes. The first and most popular would be the state of occupancy. This is the state when homeowners and children are in the house and the house is functioning with lights, heat, air conditioning, water and no security. <text:s/>The second mode would be a extended period of time away or vacation mode. This mode would set the house to be armed with security cameras running all the time, would turn lights on and off every night along with keeping the HVAC at the lowest set point since there will be no people in the house for a long period of time. <text:s/>The third mode would be away/work mode. This would mean the house would be kept at a below comfortable temperature until the arrival of the homeowners and would keep all lights and water off until they returned home. <text:s/></text:p>
      <text:h text:style-name="Heading_20_3" text:outline-level="3">Operational Environment and Characteristics</text:h>
      <text:p text:style-name="Text_20_body">The operational environment for this new system would be minimum. <text:s/>A majority of computers can work at peak efficiency in any New England weather. <text:s/>The computer system itself should however be in a water tight environment since water and electronics do not mix, but at the same time it should be accessible to service people so maybe a climate controlled closet inside of the garage with outside access would be the ideal spot to place the main system computer. <text:s/></text:p>
      <text:p text:style-name="Text_20_body"><text:soft-page-break/></text:p>
      <text:h text:style-name="Heading_20_3" text:outline-level="3">Major Components and Interconnections</text:h>
      <text:p text:style-name="Text_20_body">The system would consist of one major computer that would run all of the processes. <text:s/>Mini tablets and touch screens throughout the house would be running a program that connected to the main smart house server. <text:s/>All of these devices would be on its on private wifi network. <text:s/>The touch screens and tablets would not be able to access the internet but the main server would be able to so the homeowners can remotely access the system from anywhere. <text:s/>All of the devices like the light controllers, water controllers and HVAC controllers would run on a bluetooth network which would connect back to the main server. <text:s/>The security cameras would be hard wired back to the main server and switch with cat5e so hacking would be harder. <text:s/></text:p>
      <text:h text:style-name="Heading_20_3" text:outline-level="3">External Interfaces</text:h>
      <text:p text:style-name="Text_20_body">The system can be controlled with any tablet like an iPad or by the touch screens that are placed throughout the house. <text:s/>Also the system can be accessed from outside of the house by the homeowners remotely controlling the house server. <text:s/>The tablets are just an extension and remote to the server in this system. <text:s/></text:p>
      <text:h text:style-name="Heading_20_3" text:outline-level="3">Capabilities and Functions</text:h>
      <text:p text:style-name="Text_20_body">The system will be able to grow over time with new devices that will come out. Since a lot of devices like phones and computers already use bluetooth it was the best choice to use to communicate to the external devices like the light controllers. <text:s/>Also this means in the future we can add voice commands which would be transmitted over bluetooth headphones. <text:s/>Also since bluetooth is in the system, we can display information off out computers to the television and listen to music that is on our phones or computers. <text:s/></text:p>
      <text:h text:style-name="Heading_20_3" text:outline-level="3">Use Cases</text:h>
      <text:p text:style-name="Text_20_body"><draw:frame draw:style-name="fr1" draw:name="Object1" text:anchor-type="paragraph" svg:width="6.8035in" svg:height="1.7035in" draw:z-index="0"><draw:object xlink:href="./Object 1" xlink:type="simple" xlink:show="embed" xlink:actuate="onLoad"/><draw:image xlink:href="./ObjectReplacements/Object 1" xlink:type="simple" xlink:show="embed" xlink:actuate="onLoad"/></draw:frame></text:p>
      <text:p text:style-name="Text_20_body"><text:soft-page-break/></text:p>
      <text:h text:style-name="Heading_20_3" text:outline-level="3">Performance Characteristics</text:h>
      <text:p text:style-name="Text_20_body">The speed of the system would require a computer that is on the market today with no upgrades needed. The computer tho does need to have a bluetooth chip built into it so it can communicate with all of the devices and have an Ethernet jack since all of the screens and tablets will be communicating to it over a network. <text:s/>Also we would need a wifi frequency device that is connected to the computers for the tablets to connect to the computer. <text:s/></text:p>
      <text:h text:style-name="Heading_20_3" text:outline-level="3">Quality Attributes</text:h>
      <text:p text:style-name="Text_20_body">All of the command centers will be portable since they would just be tablets like the iPad or a tablet PC. <text:s/>All of these devices are easy to maintain since they are all running a platform that everyone is already use to. <text:s/>Today the availability and the cost of all of these tablets are inexpensive due to the amount of them that are out there. <text:s/>Since most tablets have an average of an eight hour battery life they can be used all day and charged when no one is home and when everyone is sleeping just like you would a cell phone. <text:s/></text:p>
      <text:h text:style-name="Heading_20_3" text:outline-level="3">Safety, Security, and Privacy</text:h>
      <text:p text:style-name="Text_20_body">Since the system will have multiple input devices including a cell phone, if someone is hurt they just need to push a panic button that will be there on the device when they are in need of trouble. <text:s/>All of the devices we will be putting in the house will be UL approved so there is no electrical shock or harm. <text:s/>The system will run on an encrypted private wifi network with no internet access so the system will be hard to hack if you were driving by the house with any type of computer. <text:s/></text:p>
      <text:p text:style-name="Text_20_body"/>
      <text:h text:style-name="Heading_20_2" text:outline-level="2">Users and/or Affected Personnel</text:h>
      <text:p text:style-name="Text_20_body">The users of this new system will have to be trained on setting different mood settings for the house, alarm codes and access rights. <text:s/>It will be a simple touch screen so there is not much computer skills needed unless you wanted to control your house remotely. <text:s/>The people that would be affected by the new system would be anyone that lives in the house or watches the house when the homeowners are on vacation or watches the children from time to time. <text:s/></text:p>
      <text:h text:style-name="Heading_20_2" text:outline-level="2"><text:soft-page-break/>Support Needed</text:h>
      <text:p text:style-name="Text_20_body">The supported needed by the system would be support on how to use the system and when there are new devices added a technician would have to come and install and update the software to work with the new devices. <text:s/></text:p>
      <text:p text:style-name="Text_20_body"/>
      <text:h text:style-name="P16" text:outline-level="1">Operational Scenarios</text:h>
      <text:p text:style-name="Text_20_body"/>
      <text:h text:style-name="Heading_20_2" text:outline-level="2">Scenario 1</text:h>
      <text:p text:style-name="Text_20_body">The homeowners enters the house using the hand scanner. Once the homeowners are validated, the system will disarm the alarm system turn on lights depending on what time of day and set the correct temperature to the homeowners request. <text:s/></text:p>
      <text:p text:style-name="Text_20_body">The homeowners leaves the house and scans their hand to lock the doors, then the alarm system will be armed, all of the lights will be turned off except for the outside ones if it is nigh time and the thermostat is set to the away mode. <text:s/></text:p>
      <text:p text:style-name="Text_20_body"/>
      <text:h text:style-name="Heading_20_2" text:outline-level="2">Scenario 2</text:h>
      <text:p text:style-name="Text_20_body">If an unwanted visitor enters the house, the alarm will send a signal to the alarm company and the computer to start to record video. Once the alarm company replies back that they received an intruder the system will turn on the siren on the house to alert the unwanted visitor that the police are on their way. <text:s/></text:p>
      <text:p text:style-name="Text_20_body"/>
      <text:p text:style-name="Text_20_body"/>
      <text:h text:style-name="P16" text:outline-level="1">Summary of Impacts</text:h>
      <text:p text:style-name="Text_20_body"/>
      <text:h text:style-name="Heading_20_2" text:outline-level="2">Operational Impacts</text:h>
      <text:p text:style-name="Text_20_body">The user of the sew smart house system will be impacted with a whole new way to control the house. <text:s/>There will be no standard light switches or faucets and they will all have to be controlled by the computer or by motion. The user will have to change in their everyday procedure by doing less to keep the house efficient and secure. <text:s/>Developers will have to keep making new components to work with the new system and technicians will have to go out and install the new components. <text:s/>Updates to the system software will be done automatically though the server the system is running off of. <text:s/>The system will still include objects like manual override in case there is an emergency or loss of power. <text:s/>Regular light switches will still be on the wall and can be used when they are not able to communicate with the system. <text:s/>Since the faucets will run off of batteries they will still work also in a power outage but the system will not be able to control how much water is being used like it would in a normal state. <text:s/></text:p>
      <text:h text:style-name="Heading_20_2" text:outline-level="2">Organizational Impacts</text:h>
      <text:p text:style-name="Text_20_body"/>
      <text:p text:style-name="Text_20_body">As the system is updated, the user will have to do less as technology becomes better. The only problem with this is that the technician will have to do more because there will be more components that are in the system and they will need to be installed an configured as they are installed. <text:s/>The user might need to learn how the new components will work but will not need to install and configure them. <text:s/></text:p>
      <text:h text:style-name="Heading_20_2" text:outline-level="2">Impacts During Development</text:h>
      <text:p text:style-name="Text_20_body"/>
      <text:p text:style-name="Text_20_body">During the development of this new system, there will need to be meetings with the technicians that will be installing these components, the software developer and the companies that might provide the components like GE or Honeywell. <text:s text:c="2"/>All of them have to meet together so they can determine the best way to control all of the components and how to inter grade them the most efficient way into the system. <text:s/></text:p>
      <text:h text:style-name="P16" text:outline-level="1">Analysis of the Proposed System</text:h>
      <text:p text:style-name="Text_20_body"/>
      <text:h text:style-name="Heading_20_2" text:outline-level="2">Summary of Advantages</text:h>
      <text:p text:style-name="Text_20_body">The two major advantages the new system will provide is security and efficiency to the house. <text:s/>The house and alarm can be locked and armed from anywhere there is a computer or internet access so there is no more worries about people breaking into the house. The house will be efficient with faucets that turn them selves off along with a heating and cooling system that will know the outside temperature and conditions so it can be set accordingly. <text:s/></text:p>
      <text:h text:style-name="Heading_20_2" text:outline-level="2">Summary of Disadvantages</text:h>
      <text:p text:style-name="Text_20_body">Some disadvantages of the new system would be the ability to count the amount of people that have entered and exited the house so it can determine when to turn the alarm on when there is no one left in the house. <text:s/>Another draw back to the system is the battery powered devices that run on the system like the faucets and the tablets. <text:s/>Battery's do not last for ever and need to be charged from time to time so if you forget to charge the tablets then the system would be useless until the tablet is charged again. <text:s/>Another disadvantage would be the cost to run the server all of the time and the radio controlled devices since the devices are always running to wait for a signal from the system. <text:s/></text:p>
      <text:h text:style-name="Heading_20_2" text:outline-level="2">Alternatives and Trade-offs</text:h>
      <text:p text:style-name="Text_20_body">Wit the small amount of electricity that all the devices use I think the house will still have a smaller electric bill than a regular house because all of the lights are controlled by daylight and weather you are in the house or not. <text:s text:c="2"/>Also the heating and cooling costs will be less since the system will be set in an away mode when you are not home and will maintain a comfortable temperature that is corresponded with the weather outside. <text:s/></text:p>
      <text:p text:style-name="Text_20_body"/>
      <text:p text:style-name="Text_20_body"/>
      <text:h text:style-name="P16" text:outline-level="1">Notes</text:h>
      <text:p text:style-name="Text_20_body"/>
      <text:p text:style-name="Text_20_body">HVAC – heating ventilating and air conditioning system. <text:s/></text:p>
      <text:p text:style-name="Text_20_body">PC – personal computer. </text:p>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entury Schoolbook" svg:font-family="'Century Schoolbook'"/>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entury Schoolbook"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36in" table:align="left"/>
    </style:style>
    <style:style style:name="Table5.A" style:family="table-column">
      <style:table-column-properties style:column-width="2in"/>
    </style:style>
    <style:style style:name="Table5.B" style:family="table-column">
      <style:table-column-properties style:column-width="4.9236in"/>
    </style:style>
    <style:style style:name="Table2" style:family="table">
      <style:table-properties style:width="6.9236in" table:align="left"/>
    </style:style>
    <style:style style:name="Table2.A" style:family="table-column">
      <style:table-column-properties style:column-width="1.9931in"/>
    </style:style>
    <style:style style:name="Table2.B" style:family="table-column">
      <style:table-column-properties style:column-width="4.9306in"/>
    </style:style>
    <style:style style:name="Table4" style:family="table">
      <style:table-properties style:width="6.9236in" table:align="left"/>
    </style:style>
    <style:style style:name="Table4.A" style:family="table-column">
      <style:table-column-properties style:column-width="1.9861in"/>
    </style:style>
    <style:style style:name="Table4.B" style:family="table-column">
      <style:table-column-properties style:column-width="1.5139in"/>
    </style:style>
    <style:style style:name="Table4.C" style:family="table-column">
      <style:table-column-properties style:column-width="2.0139in"/>
    </style:style>
    <style:style style:name="Table4.D" style:family="table-column">
      <style:table-column-properties style:column-width="1.4097in"/>
    </style:style>
    <style:style style:name="Table4.A1" style:family="table-cell">
      <style:table-cell-properties fo:padding="0in" fo:border="none"/>
    </style:style>
    <style:style style:name="Table1" style:family="table">
      <style:table-properties style:width="6.9236in" table:align="left"/>
    </style:style>
    <style:style style:name="Table1.A" style:family="table-column">
      <style:table-column-properties style:column-width="1.9861in"/>
    </style:style>
    <style:style style:name="Table1.B" style:family="table-column">
      <style:table-column-properties style:column-width="1.5139in"/>
    </style:style>
    <style:style style:name="Table1.C" style:family="table-column">
      <style:table-column-properties style:column-width="2.0139in"/>
    </style:style>
    <style:style style:name="Table1.D" style:family="table-column">
      <style:table-column-properties style:column-width="1.4097in"/>
    </style:style>
    <style:style style:name="Table1.A1" style:family="table-cell">
      <style:table-cell-properties fo:padding="0in" fo:border="none"/>
    </style:style>
    <style:style style:name="Table3" style:family="table">
      <style:table-properties style:width="6.9236in" table:align="left"/>
    </style:style>
    <style:style style:name="Table3.A" style:family="table-column">
      <style:table-column-properties style:column-width="1.9861in"/>
    </style:style>
    <style:style style:name="Table3.B" style:family="table-column">
      <style:table-column-properties style:column-width="1.5139in"/>
    </style:style>
    <style:style style:name="Table3.C" style:family="table-column">
      <style:table-column-properties style:column-width="2.0139in"/>
    </style:style>
    <style:style style:name="Table3.D" style:family="table-column">
      <style:table-column-properties style:column-width="1.4097in"/>
    </style:style>
    <style:style style:name="Table3.A1" style:family="table-cell">
      <style:table-cell-properties fo:padding="0in" fo:border="none"/>
    </style:style>
    <style:style style:name="MP1" style:family="paragraph" style:parent-style-name="Header">
      <style:paragraph-properties fo:text-align="center" style:justify-single-word="false"/>
    </style:style>
    <style:style style:name="MP2" style:family="paragraph" style:parent-style-name="Header_20_left">
      <style:paragraph-properties fo:text-align="end" style:justify-single-word="false"/>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1"><text:s text:c="2"/><text:modification-date style:data-style-name="N81">5. October 2011</text:modification-date> </text:p>
              <text:p text:style-name="MP1"><text:modification-time style:data-style-name="N40">20:44</text:modification-time></text:p>
            </table:table-cell>
            <table:table-cell office:value-type="string">
              <text:p text:style-name="MP2"><text:user-field-get text:name="DocumentType">Operational Concept Description</text:user-field-get> for </text:p>
              <text:p text:style-name="MP2"><text:user-field-get text:name="FullSystemName">Computer Controlled House </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MP1"><text:s/><text:date style:data-style-name="N81" text:date-value="2011-10-05T14:31:35.55" text:fixed="true">5. October 2011</text:date> <text:line-break/><text:time style:data-style-name="N40" text:time-value="2011-10-05T15:37:10.21" text:fixed="true">15:37</text:time></text:p>
            </table:table-cell>
            <table:table-cell office:value-type="string">
              <text:p text:style-name="MP2"><text:user-field-get text:name="DocumentType">Operational Concept Description</text:user-field-get> for <text:line-break/><text:user-field-get text:name="FullSystemName">Computer Controlled House </text:user-field-get></text:p>
            </table:table-cell>
          </table:table-row>
        </table:table>
        <text:p text:style-name="M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20080818T1</text:user-field-get></text:p>
              </table:table-cell>
              <table:table-cell table:style-name="Table4.A1" office:value-type="string">
                <text:p text:style-name="Table_20_Contents">Revision: <text:user-field-get text:name="Revision">Draft</text:user-field-get></text:p>
              </table:table-cell>
              <table:table-cell table:style-name="Table4.A1" office:value-type="string">
                <text:p text:style-name="MP3">Date: <text:user-field-get text:name="ReleaseDate">07 December 2011</text:user-field-get></text:p>
              </table:table-cell>
              <table:table-cell table:style-name="Table4.A1" office:value-type="string">
                <text:p text:style-name="MP4">Page <text:page-number text:select-page="current">3</text:page-number> of <text:page-count>19</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20080818T1</text:user-field-get></text:p>
              </table:table-cell>
              <table:table-cell table:style-name="Table1.A1" office:value-type="string">
                <text:p text:style-name="Table_20_Contents">Revision: <text:user-field-get text:name="Revision">Draft</text:user-field-get></text:p>
              </table:table-cell>
              <table:table-cell table:style-name="Table1.A1" office:value-type="string">
                <text:p text:style-name="MP3">Date: <text:user-field-get text:name="ReleaseDate">07 December 2011</text:user-field-get></text:p>
              </table:table-cell>
              <table:table-cell table:style-name="Table1.A1" office:value-type="string">
                <text:p text:style-name="MP4">Page <text:page-number text:select-page="current">3</text:page-number> of <text:page-count>19</text:page-count></text:p>
              </table:table-cell>
            </table:table-row>
          </table:table-header-rows>
        </table:table>
        <text:p text:style-name="Footer"/>
      </style:footer-left>
    </style:master-page>
    <style:master-page style:name="First_20_Page" style:display-name="First Page" style:page-layout-name="Mpm1" style:next-style-name="Standard">
      <style:header>
        <text:p text:style-name="MP1">Draft saved at <text:modification-time style:data-style-name="N40">20:44</text:modification-time> on 05 October 2011</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20080818T1</text:user-field-get></text:p>
              </table:table-cell>
              <table:table-cell table:style-name="Table3.A1" office:value-type="string">
                <text:p text:style-name="Table_20_Contents">Revision: <text:user-field-get text:name="Revision">Draft</text:user-field-get></text:p>
              </table:table-cell>
              <table:table-cell table:style-name="Table3.A1" office:value-type="string">
                <text:p text:style-name="MP3">Date: <text:user-field-get text:name="ReleaseDate">07 December 2011</text:user-field-get></text:p>
              </table:table-cell>
              <table:table-cell table:style-name="Table3.A1" office:value-type="string">
                <text:p text:style-name="MP4">Page <text:page-number text:select-page="current">3</text:page-number> of <text:page-count>19</text:page-count></text:p>
              </table:table-cell>
            </table:table-row>
          </table:table-header-rows>
        </table:table>
        <text:p text:style-name="Standard"/>
      </style:footer>
    </style:master-page>
    <style:master-page style:name="Untitled1" style:page-layout-name="Mpm2">
      <style:header>
        <text:p text:style-name="Header"/>
      </style:header>
    </style:master-page>
    <style:master-page style:name="Left_20_Page" style:display-name="Left Page" style:page-layout-name="Mpm3">
      <style:header>
        <text:p text:style-name="Header"/>
      </style:header>
      <style:footer>
        <text:p text:style-name="Footer"/>
      </style:footer>
    </style:master-page>
    <style:master-page style:name="Right_20_Page" style:display-name="Right Page"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W. Lewis Collier</meta:initial-creator>
    <meta:creation-date>2008-06-19T00:17:42</meta:creation-date>
    <dc:creator>Andrew Poirier</dc:creator>
    <dc:date>2011-10-05T20:44:50.26</dc:date>
    <meta:editing-cycles>40</meta:editing-cycles>
    <meta:editing-duration>P1DT7H2M54S</meta:editing-duration>
    <meta:document-statistic meta:table-count="6" meta:image-count="0" meta:object-count="1" meta:page-count="19" meta:paragraph-count="198" meta:word-count="4332" meta:character-count="2469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56in"/>
    </style:style>
    <style:style style:name="co2" style:family="table-column">
      <style:table-column-properties fo:break-before="auto" style:column-width="7.2228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number-rows-repeated="5">
          <table:table-cell table:style-name="Default" table:number-columns-repeated="2"/>
        </table:table-row>
        <table:table-row table:style-name="ro1">
          <table:table-cell table:style-name="ce1" office:value-type="string">
            <text:p>Actor </text:p>
          </table:table-cell>
          <table:table-cell table:style-name="ce1" office:value-type="string">
            <text:p>Role</text:p>
          </table:table-cell>
        </table:table-row>
        <table:table-row table:style-name="ro1">
          <table:table-cell office:value-type="string">
            <text:p>Home owner </text:p>
          </table:table-cell>
          <table:table-cell office:value-type="string">
            <text:p>Unlocks the front door – notifies house that someone authorized is entering the house </text:p>
          </table:table-cell>
        </table:table-row>
        <table:table-row table:style-name="ro1">
          <table:table-cell office:value-type="string">
            <text:p>Dog at the door</text:p>
          </table:table-cell>
          <table:table-cell office:value-type="string">
            <text:p>Barks – voice recognition opens the door </text:p>
          </table:table-cell>
        </table:table-row>
        <table:table-row table:style-name="ro1">
          <table:table-cell office:value-type="string">
            <text:p>Alarm Company</text:p>
          </table:table-cell>
          <table:table-cell office:value-type="string">
            <text:p>Gets a call from computer saying there is a break in </text:p>
          </table:table-cell>
        </table:table-row>
        <table:table-row table:style-name="ro1">
          <table:table-cell office:value-type="string">
            <text:p>Home owner </text:p>
          </table:table-cell>
          <table:table-cell office:value-type="string">
            <text:p>Sets the alarm – computer notifies alarm company the alarm is armed </text:p>
          </table:table-cell>
        </table:table-row>
        <table:table-row table:style-name="ro1">
          <table:table-cell office:value-type="string">
            <text:p>Service Technician</text:p>
          </table:table-cell>
          <table:table-cell office:value-type="string">
            <text:p>Comes to house and prints out an error code from furnace</text:p>
          </table:table-cell>
        </table:table-row>
        <table:table-row table:style-name="ro1">
          <table:table-cell office:value-type="string">
            <text:p>Family Relative</text:p>
          </table:table-cell>
          <table:table-cell office:value-type="string">
            <text:p>Enters the house to take care of the dog – computer authorizes them as “active homeowner” </text:p>
          </table:table-cell>
        </table:table-row>
        <table:table-row table:style-name="ro1">
          <table:table-cell office:value-type="string">
            <text:p>Nanny </text:p>
          </table:table-cell>
          <table:table-cell office:value-type="string">
            <text:p>Enters the house to watch the kids after school – computer will authorize her to come in during after school only </text:p>
          </table:table-cell>
        </table:table-row>
        <table:table-row table:style-name="ro1">
          <table:table-cell office:value-type="string">
            <text:p>House Cook</text:p>
          </table:table-cell>
          <table:table-cell office:value-type="string">
            <text:p>Throws something out and trash can and computer will put it on grocery list </text:p>
          </table:table-cell>
        </table:table-row>
        <table:table-row table:style-name="ro1">
          <table:table-cell office:value-type="string">
            <text:p>Pea pod delivery person</text:p>
          </table:table-cell>
          <table:table-cell office:value-type="string">
            <text:p>Authorizes them into the house and resets the trash list </text:p>
          </table:table-cell>
        </table:table-row>
        <table:table-row table:style-name="ro1">
          <table:table-cell office:value-type="string">
            <text:p>Fed Ex/ UPS Man </text:p>
          </table:table-cell>
          <table:table-cell office:value-type="string">
            <text:p>Computer scans front step and will recognize package on it </text:p>
          </table:table-cell>
        </table:table-row>
        <table:table-row table:style-name="ro1">
          <table:table-cell office:value-type="string">
            <text:p>Mail Man</text:p>
          </table:table-cell>
          <table:table-cell office:value-type="string">
            <text:p>Scans the mail box and waits for mail man to come then notifies computer and will email when mail is delivered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05">10/05/2011</text:date>, <text:time>00:12:05</text:time></text:p>
        </style:region-right>
      </style:header>
      <style:header-left style:display="false"/>
      <style:footer>
        <text:p>Page <text:page-number>1</text:page-number> / <text:page-count>99</text:page-count></text:p>
      </style:footer>
      <style:footer-left style:display="false"/>
    </style:master-page>
  </office:master-styles>
</office:document-styles>
</file>